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automatic-styles>
    <style:style style:name="P1" style:family="paragraph" style:parent-style-name="Text_20_body">
      <style:paragraph-properties fo:margin-left="0cm" fo:margin-right="0cm" fo:margin-top="0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style>
    <style:style style:name="P2" style:family="paragraph" style:parent-style-name="Heading_20_1">
      <style:paragraph-properties fo:margin-left="0cm" fo:margin-right="0cm" fo:margin-top="0.847cm" fo:margin-bottom="0.212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23pt" fo:font-style="normal" style:text-underline-style="none" fo:font-weight="bold" style:text-blinking="false" fo:background-color="transparent"/>
    </style:style>
    <style:style style:name="P3"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style>
    <style:style style:name="P4" style:family="paragraph" style:parent-style-name="Heading_20_2">
      <style:paragraph-properties fo:margin-left="0cm" fo:margin-right="0cm" fo:margin-top="0.635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7pt" fo:font-style="normal" style:text-underline-style="none" fo:font-weight="bold" style:text-blinking="false" fo:background-color="transparent"/>
    </style:style>
    <style:style style:name="P5"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3pt" fo:font-style="normal" style:text-underline-style="none" fo:font-weight="bold" style:text-blinking="false" fo:background-color="transparent"/>
    </style:style>
    <style:style style:name="P6"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3pt" fo:font-style="normal" style:text-underline-style="none" fo:font-weight="bold" style:text-blinking="false" fo:background-color="transparent"/>
    </style:style>
    <style:style style:name="P7" style:family="paragraph" style:parent-style-name="Text_20_body">
      <style:paragraph-properties fo:margin-left="0cm" fo:margin-right="0cm" fo:margin-top="0.423cm" fo:margin-bottom="0cm" style:contextual-spacing="false" fo:line-height="120%" fo:text-indent="0cm" style:auto-text-indent="false" style:writing-mode="lr-tb"/>
    </style:style>
    <style:style style:name="P8" style:family="paragraph" style:parent-style-name="Text_20_body">
      <style:text-properties style:font-name="Roboto"/>
    </style:style>
    <style:style style:name="T1" style:family="text">
      <style:text-properties fo:language="zxx" fo:country="none" style:language-asian="zxx" style:country-asian="none" style:language-complex="zxx" style:country-complex="none"/>
    </style:style>
    <style:style style:name="T2" style:family="text">
      <style:text-properties officeooo:rsid="0023b8fe"/>
    </style:style>
    <style:style style:name="T3" style:family="text">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Roboto" style:text-underline-style="none" style:text-blinking="false" fo:background-color="transparent" loext:char-shading-value="0"/>
    </style:style>
    <style:style style:name="T5" style:family="text">
      <style:text-properties fo:font-variant="normal" fo:text-transform="none" fo:color="#1155cc" loext:opacity="100%" style:text-line-through-style="none" style:text-line-through-type="none" style:font-name="Roboto" fo:font-size="11pt" fo:font-style="normal" style:text-underline-style="solid" style:text-underline-width="auto" style:text-underline-color="font-color" fo:font-weight="bold"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5e35db82-7fff-9ecc-3c3d-9f561e777402"/><text:span text:style-name="T1">Bonjour, je suis</text:span></text:p>
      <text:h text:style-name="P2" text:outline-level="1">COLLOT GRÉGOIRE</text:h>
      <text:p text:style-name="P3">ÉTUDIANT EN BUT INFORMATIQUE</text:p>
      <text:h text:style-name="P4" text:outline-level="2">Ce que j'aime</text:h>
      <text:h text:style-name="P5" text:outline-level="3">JavaScript</text:h>
      <text:p text:style-name="Standard">C'est le premier langage de programmation que j'ai utilisé, il me tient tout particulièrement à cœur. C’est grâce à ce langage que j'ai pu vraiment comprendre les possibilités de la programmation informatique.</text:p>
      <text:h text:style-name="P5" text:outline-level="3">BackEnd</text:h>
      <text:p text:style-name="Standard">La partie cachée d'un programme est ce qu'il me passionne le plus. Une fois plongé dans la mise en place d'un programme, je ne vois plus le temps passer.</text:p>
      <text:h text:style-name="P5" text:outline-level="3">SQL</text:h>
      <text:p text:style-name="Standard">J'ai découvert les bases de données avec mon BUT et cela m'a permis de me rendre compte que la conception d'une base de données est très satisfaisante.</text:p>
      <text:h text:style-name="P4" text:outline-level="2">À propos</text:h>
      <text:p text:style-name="Standard">Mes différents emplois m'ont permis de développer et affiner ma capacité d'adaptabilité et de résolution de problèmes. Je suis aussi curieux, j'aime me renseigner sur des sujets niches et continuer à explorer ces connaissances.</text:p>
      <text:p text:style-name="Standard">Actuellement en première année d’étude supérieure à l'IUT de Maubeuge en BUT Informatique, je suis à la recherche d'une entreprise afin de réaliser ma deuxième et troisième année en alternance. Passionné par le monde Informatique depuis mon plus jeune âge, cette formation me permettrait de réaliser un objectif primordial pour ma vie professionnelle.</text:p>
      <text:h text:style-name="P4" text:outline-level="2">Projets &amp; Réalisations</text:h>
      <text:h text:style-name="P5" text:outline-level="3">Réalisation d'un site web</text:h>
      <text:p text:style-name="Standard">Premier projet réalisé en programmation dans le web, j’ai ainsi créé une page dédiée à l’apprentissage des différentes recettes de galettes proposées par l’entreprise Crep’Eat. Mais aussi une page contenant le jeu Wordle.</text:p>
      <text:p text:style-name="Standard">J’ai ainsi pu apprendre comment mettre en place un site web et à réaliser divers jeux en utilisant le Javascript.</text:p>
      <text:h text:style-name="P5" text:outline-level="3"><text:soft-page-break/>LiDarts - Logiciel de partie de fléchettes.</text:h>
      <text:p text:style-name="Standard">Étant fan de fléchettes, j'ai utilisé des applications pour réaliser des parties chez moi, entre amis. J'ai toujours trouvé que ces applications manquaient de nouveauté par rapport au logiciel que nous pouvons retrouver dans les salles de fléchettes. C'est pour cela que je me suis lancé dans la création de ma propre version de ce type de logiciel en utilisant Godot. Appelé LiDarts, ce projet permettra de réaliser plusieurs types de mode de jeu. Projet en cours de réalisation.</text:p>
      <text:h text:style-name="P5" text:outline-level="3">Réalisation de ce portfolio</text:h>
      <text:p text:style-name="Standard">J'ai pu me replonger dans la création d'un site web avec la création de mon portfolio virtuel. Grâce à cette réalisation j'ai pu apprendre l'implémentation des fichiers SVG à travers le HTML et leur grande utilité ainsi que l'utilisation du SASS.</text:p>
      <text:h text:style-name="P5" text:outline-level="3">Comparaison d'approches algorithmiques</text:h>
      <text:p text:style-name="Standard">Dans ce projet, nous devions réaliser une méthode comparative afin de démontrer laquelle de nos implémentations algorithmiques fût la plus performante. Nous nous sommes basés sur un jeu de Mastermind codé sous Python et de mettre en place plusieurs méthodes de résolution de parties afin de les comparer entre elles à travers différentes variables. </text:p>
      <text:h text:style-name="P5" text:outline-level="3">Menuiserie</text:h>
      <text:p text:style-name="Standard">J'aime bien réaliser divers projets manuels dans mon temps personnel. J'ai ainsi réalisé deux meubles pour mon appartement.</text:p>
      <text:p text:style-name="Standard">Le premier fut un meuble de salon créé à base de caisse de vin et d'un plan de travail.</text:p>
      <text:p text:style-name="Standard">Mon deuxième fut de créer une armoire murale afin de ranger et cacher mon set de jeu de fléchette.</text:p>
      <text:p text:style-name="Standard">Ces divers projets m'ont permis d'apprendre comment <text:span text:style-name="T2">concevoir</text:span> un meuble en utilisant SketchUp, prévoir les outils et divers matériaux nécessaires et d'apprendre de nouvelles techniques dans la menuiserie.</text:p>
      <text:h text:style-name="P4" text:outline-level="2">Merci</text:h>
      <text:h text:style-name="P5" text:outline-level="3">Collaborons ensemble</text:h>
      <text:p text:style-name="P6"><text:line-break/></text:p>
      <text:p text:style-name="P7"><text:span text:style-name="T3">Inspiré par Anurag Hazra, réalisé par</text:span><text:a xlink:type="simple" xlink:href="https://www.github.com/duschmolll" text:style-name="Internet_20_link" text:visited-style-name="Visited_20_Internet_20_Link"><text:span text:style-name="T4"> </text:span><text:span text:style-name="T5">Grégoire Collot</text:span></text:a></text:p>
      <text:p text:style-name="P8"><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4T12:59:01.713347112</meta:creation-date>
    <meta:editing-duration>PT16M37S</meta:editing-duration>
    <meta:editing-cycles>4</meta:editing-cycles>
    <meta:generator>LibreOffice/24.8.4.2$Windows_X86_64 LibreOffice_project/bb3cfa12c7b1bf994ecc5649a80400d06cd71002</meta:generator>
    <dc:date>2025-02-05T20:13:40.188000000</dc:date>
    <meta:document-statistic meta:table-count="0" meta:image-count="0" meta:object-count="0" meta:page-count="2" meta:paragraph-count="33" meta:word-count="536" meta:character-count="3357" meta:non-whitespace-character-count="2849"/>
  </office:meta>
</office:document-meta>
</file>